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</office:automatic-styles>
  <office:body>
    <office:spreadsheet>
      <table:table table:name="captura" table:style-name="ta1"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0.9458102676289">
            <text:p>10,94581026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.3814109922085">
            <text:p>66,3814109922</text:p>
          </table:table-cell>
          <table:table-cell table:style-name="ce1" office:value-type="float" office:value="20.5072452760291">
            <text:p>20,507245276</text:p>
          </table:table-cell>
          <table:table-cell table:style-name="ce1" office:value-type="float" office:value="316.344875">
            <text:p>316,3448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66.3814109922085">
            <text:p>66,38</text:p>
          </table:table-cell>
          <table:table-cell table:style-name="ce3" table:formula="of:=[sincronizados.C2]" office:value-type="float" office:value="10">
            <text:p>10,00</text:p>
          </table:table-cell>
          <table:table-cell table:style-name="ce3" table:formula="of:=[sincronizados.F2]" office:value-type="float" office:value="10.9458102676289">
            <text:p>10,95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20:14</dc:date>
    <dc:creator>diego </dc:creator>
    <meta:editing-duration>PT17M56S</meta:editing-duration>
    <meta:editing-cycles>21</meta:editing-cycles>
    <meta:generator>LibreOffice/3.5$Linux_X86_64 LibreOffice_project/350m1$Build-2</meta:generator>
    <meta:document-statistic meta:table-count="3" meta:cell-count="26" meta:object-count="0"/>
  </office:meta>
</office:document-meta>
</file>